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42192"/>
    </style:style>
    <style:style style:name="P2" style:family="paragraph" style:parent-style-name="Horizontal_20_Line">
      <style:text-properties officeooo:paragraph-rsid="001d7486"/>
    </style:style>
    <style:style style:name="P3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language="bg" fo:country="BG"/>
    </style:style>
    <style:style style:name="P6" style:family="paragraph" style:parent-style-name="Text_20_body">
      <style:text-properties officeooo:paragraph-rsid="0020e526"/>
    </style:style>
    <style:style style:name="P7" style:family="paragraph" style:parent-style-name="Text_20_body">
      <style:text-properties officeooo:paragraph-rsid="00277640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fo:color="#ff0000" loext:opacity="100%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1e1b4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1b48" style:font-style-asian="italic" style:font-style-complex="italic"/>
    </style:style>
    <style:style style:name="T8" style:family="text">
      <style:text-properties fo:language="bg" fo:country="BG"/>
    </style:style>
    <style:style style:name="T9" style:family="text">
      <style:text-properties fo:language="bg" fo:country="BG" officeooo:rsid="001e1b48"/>
    </style:style>
    <style:style style:name="T10" style:family="text">
      <style:text-properties fo:language="bg" fo:country="BG" officeooo:rsid="001e9bf1"/>
    </style:style>
    <style:style style:name="T11" style:family="text">
      <style:text-properties fo:language="bg" fo:country="BG" fo:font-weight="bold" style:font-weight-asian="bold" style:font-weight-complex="bold"/>
    </style:style>
    <style:style style:name="T12" style:family="text">
      <style:text-properties style:font-name="Liberation Serif" fo:language="bg" fo:country="BG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234ddf"/>
    </style:style>
    <style:style style:name="T15" style:family="text">
      <style:text-properties style:font-name="Liberation Mono" fo:language="bg" fo:country="BG"/>
    </style:style>
    <style:style style:name="T16" style:family="text">
      <style:text-properties fo:color="#c9211e" loext:opacity="100%" fo:language="bg" fo:country="BG" fo:font-weight="bold" style:font-weight-asian="bold" style:font-weight-complex="bold"/>
    </style:style>
    <style:style style:name="T17" style:family="text">
      <style:text-properties officeooo:rsid="0020e526"/>
    </style:style>
    <style:style style:name="T18" style:family="text">
      <style:text-properties officeooo:rsid="00223508"/>
    </style:style>
    <style:style style:name="T19" style:family="text">
      <style:text-properties officeooo:rsid="00234ddf"/>
    </style:style>
    <style:style style:name="T20" style:family="text">
      <style:text-properties officeooo:rsid="00242192"/>
    </style:style>
    <style:style style:name="T21" style:family="text">
      <style:text-properties officeooo:rsid="00277640"/>
    </style:style>
    <style:style style:name="T22" style:family="text">
      <style:text-properties fo:color="#000000" loext:opacity="100%" officeooo:rsid="00277640"/>
    </style:style>
    <style:style style:name="T23" style:family="text">
      <style:text-properties fo:color="#000000" loext:opacity="100%" style:font-name="Liberation Mono" officeooo:rsid="002776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es</text:h>
      <text:p text:style-name="Horizontal_20_Line"/>
      <text:h text:style-name="Heading_20_2" text:outline-level="2">What is a Module?<text:span text:style-name="T5"> - какво е </text:span><text:span text:style-name="T7">модул</text:span></text:h>
      <text:p text:style-name="P5">Считайте, че модулът е същият <text:span text:style-name="T5">каквото е</text:span> кодова<text:span text:style-name="T5">та</text:span> библиотека.</text:p>
      <text:p text:style-name="P5">Файл, съдържащ набор от функции, които <text:span text:style-name="T5">планирате</text:span> да <text:span text:style-name="T5">ползвате</text:span> във вашето приложение.</text:p>
      <text:p text:style-name="Horizontal_20_Line"/>
      <text:h text:style-name="Heading_20_2" text:outline-level="2">Create a Module<text:span text:style-name="T5"> - създаване на </text:span><text:span text:style-name="T7">модул</text:span></text:h>
      <text:p text:style-name="Text_20_body"><text:span text:style-name="Source_20_Text"><text:span text:style-name="T12">За да създадете модул, просто запазете кода, който искате, във файл с файлово разширение </text:span></text:span><text:span text:style-name="Source_20_Text"><text:span text:style-name="T8">.py</text:span></text:span><text:span text:style-name="Source_20_Text"><text:span text:style-name="T12">:</text:span></text:span></text:p>
      <text:h text:style-name="Heading_20_3" text:outline-level="3">Example</text:h>
      <text:p text:style-name="Text_20_body"><text:span text:style-name="T5">Запазете кода във файл наречен</text:span> <text:span text:style-name="Source_20_Text">mymodule.py</text:span></text:p>
      <text:p text:style-name="P4"><text:span text:style-name="T1">def</text:span> greeting(name):<text:line-break/><text:span text:style-name="T5"><text:tab/></text:span><text:span text:style-name="T1">print</text:span>(<text:span text:style-name="T2">"Hello, "</text:span> + name) </text:p>
      <text:h text:style-name="Heading_20_2" text:outline-level="2">Use a Module<text:span text:style-name="T5"> - използване на модула</text:span></text:h>
      <text:p text:style-name="Text_20_body"><text:span text:style-name="T9">М</text:span><text:span text:style-name="T8">ожем да използваме модула, който току-що създадохме, като използваме оператора</text:span> <text:span text:style-name="Source_20_Text">import</text:span>:</text:p>
      <text:h text:style-name="Heading_20_3" text:outline-level="3">Example</text:h>
      <text:p text:style-name="P5">Импортирайте модула с име <text:span text:style-name="T13">mymodule</text:span> и извикайте функцията за поздрав:</text:p>
      <text:p text:style-name="P4"><text:span text:style-name="T1">import</text:span> mymodule<text:line-break/>mymodule.greeting(<text:span text:style-name="T2">"Jonathan"</text:span>)<text:span text:style-name="T3"> </text:span></text:p>
      <text:p text:style-name="P6"><text:span text:style-name="T16">Забележка:</text:span><text:span text:style-name="T8"> Когато използвате функция от модул, използвайте синтаксиса: </text:span><text:span text:style-name="Emphasis"><text:span text:style-name="T8">module_name.function_name</text:span></text:span><text:span text:style-name="T8">.</text:span><text:span text:style-name="T10"> Както при употреба на метод.</text:span></text:p>
      <text:p text:style-name="P5"/>
      <text:p text:style-name="Horizontal_20_Line"/>
      <text:h text:style-name="Heading_20_2" text:outline-level="2">Variables in Module<text:span text:style-name="T17"> - променливи в модул</text:span></text:h>
      <text:p text:style-name="Text_20_body"><text:span text:style-name="T8">Модулът може да съдържа функции, както вече беше описано, но също и променливи от всякакъв тип</text:span> (arrays, dictionaries, objects <text:span text:style-name="T18">и т.н.</text:span>):</text:p>
      <text:h text:style-name="Heading_20_3" text:outline-level="3">Example</text:h>
      <text:p text:style-name="Text_20_body"><text:span text:style-name="T18">Запазете този код във файл наречен</text:span> <text:span text:style-name="Source_20_Text">mymodule.py</text:span></text:p>
      <text:p text:style-name="P4"><text:soft-page-break/>person1 = {<text:line-break/><text:span text:style-name="T18"><text:tab/></text:span><text:span text:style-name="T2">"name"</text:span>: <text:span text:style-name="T2">"John"</text:span>,<text:line-break/><text:span text:style-name="T18"><text:tab/></text:span><text:span text:style-name="T2">"age"</text:span>: <text:span text:style-name="T3">36</text:span>,<text:line-break/><text:span text:style-name="T18"><text:tab/></text:span><text:span text:style-name="T2">"country"</text:span>: <text:span text:style-name="T2">"Norway"</text:span><text:line-break/>} </text:p>
      <text:h text:style-name="Heading_20_3" text:outline-level="3">Example</text:h>
      <text:p text:style-name="Text_20_body"><text:span text:style-name="T18">Импортирайте модула</text:span> <text:span text:style-name="T13">mymodule</text:span><text:span text:style-name="T14"> и отворете речника</text:span> <text:span text:style-name="T13">person1</text:span><text:span text:style-name="T19">:</text:span></text:p>
      <text:p text:style-name="P3"><text:span text:style-name="T1">import</text:span> mymodule<text:line-break/>a = mymodule.person1[<text:span text:style-name="T2">"age"</text:span>]<text:line-break/><text:span text:style-name="T1">print</text:span>(a) </text:p>
      <text:p text:style-name="P2"/>
      <text:h text:style-name="Heading_20_2" text:outline-level="2">Naming a Module<text:span text:style-name="T19"> - даване име на модул</text:span></text:h>
      <text:p text:style-name="Text_20_body"><text:span text:style-name="T8">Можете да наименувате файла на модула както желаете, но той трябва да има файлово разширение</text:span> <text:span text:style-name="Source_20_Text">.py</text:span></text:p>
      <text:h text:style-name="Heading_20_2" text:outline-level="2">Re-naming a Module<text:span text:style-name="T20"> - преименуване на модул при импортирането</text:span></text:h>
      <text:p text:style-name="Text_20_body"><text:span text:style-name="T8">Можете да създадете псевдоним, когато импортирате модул, като използвате ключовата дума</text:span> <text:span text:style-name="Source_20_Text">as</text:span>:</text:p>
      <text:h text:style-name="Heading_20_3" text:outline-level="3">Example</text:h>
      <text:p text:style-name="Text_20_body"><text:span text:style-name="T20">Създайте псевдоним на модула</text:span> <text:span text:style-name="Source_20_Text">mymodule</text:span> <text:span text:style-name="T20">наречен</text:span> <text:span text:style-name="Source_20_Text">mx</text:span>:</text:p>
      <text:p text:style-name="P3"><text:span text:style-name="T1">import</text:span> mymodule <text:span text:style-name="T1">as</text:span> mx<text:line-break/>a = mx.person1[<text:span text:style-name="T2">"age"</text:span>]<text:line-break/><text:span text:style-name="T1">print</text:span>(a) </text:p>
      <text:p text:style-name="Horizontal_20_Line"/>
      <text:h text:style-name="Heading_20_2" text:outline-level="2">Built-in Modules<text:span text:style-name="T20"> - вградени модули</text:span></text:h>
      <text:p text:style-name="P5">В Python има няколко вградени модула, които можете да импортирате, когато пожелаете.</text:p>
      <text:h text:style-name="Heading_20_3" text:outline-level="3">Example</text:h>
      <text:p text:style-name="Text_20_body"><text:span text:style-name="T20">Импортирайте и използвайте модула</text:span> <text:span text:style-name="Source_20_Text">platform</text:span>:</text:p>
      <text:p text:style-name="P3"><text:span text:style-name="T1">import</text:span> platform<text:line-break/>x = platform.system()<text:line-break/><text:span text:style-name="T1">print</text:span>(x) </text:p>
      <text:p text:style-name="Horizontal_20_Line"/>
      <text:h text:style-name="P1" text:outline-level="2"><text:soft-page-break/>Using the dir() Function<text:span text:style-name="T20"> - използване на функцията dir()</text:span></text:h>
      <text:p text:style-name="Text_20_body"><text:span text:style-name="T8">Има вградена функция за изброяване на всички имена на функции (или имена на променливи) в модул. Функцията</text:span> <text:span text:style-name="Source_20_Text">dir()</text:span>:</text:p>
      <text:h text:style-name="Heading_20_3" text:outline-level="3">Example</text:h>
      <text:p text:style-name="P5">Избройте всички дефинирани имена, принадлежащи към модула на платформата:</text:p>
      <text:p text:style-name="P4"><text:span text:style-name="T1">import</text:span> platform<text:line-break/>x = <text:span text:style-name="T1">dir</text:span>(platform)<text:line-break/><text:span text:style-name="T1">print</text:span>(x) </text:p>
      <text:p text:style-name="P5">Забележка: Функцията <text:span text:style-name="T13">dir()</text:span> може да се използва за <text:span text:style-name="T6">всички</text:span> модули, включително тези, които създавате сами.</text:p>
      <text:p text:style-name="Horizontal_20_Line"/>
      <text:h text:style-name="Heading_20_2" text:outline-level="2">Import From Module<text:span text:style-name="T21"> импортиране от модул</text:span></text:h>
      <text:p text:style-name="Text_20_body"><text:span text:style-name="T8">Можете да изберете да импортирате само части от модул, като използвате ключовата дума</text:span> <text:span text:style-name="Source_20_Text">from</text:span>.</text:p>
      <text:h text:style-name="Heading_20_3" text:outline-level="3">Example</text:h>
      <text:p text:style-name="P5">Модулът с име <text:span text:style-name="T13">mymodule</text:span> има една функция и един речник:</text:p>
      <text:p text:style-name="P4"><text:span text:style-name="T1">def</text:span> greeting(name):<text:line-break/><text:span text:style-name="T21"><text:tab/></text:span><text:span text:style-name="T1">print</text:span>(<text:span text:style-name="T2">"Hello, "</text:span> + name)<text:line-break/>person1 = {<text:line-break/><text:span text:style-name="T21"><text:tab/></text:span><text:span text:style-name="T2">"name"</text:span>: <text:span text:style-name="T2">"John"</text:span>,<text:line-break/><text:span text:style-name="T21"><text:tab/></text:span><text:span text:style-name="T2">"age"</text:span>: <text:span text:style-name="T3">36</text:span>,<text:line-break/><text:span text:style-name="T21"><text:tab/></text:span><text:span text:style-name="T2">"country"</text:span>: <text:span text:style-name="T2">"Norway"</text:span><text:line-break/>}</text:p>
      <text:h text:style-name="Heading_20_3" text:outline-level="3">Example</text:h>
      <text:p text:style-name="P7"><text:span text:style-name="T21">Импортираме само речника</text:span> <text:span text:style-name="T13">person1</text:span> <text:span text:style-name="T21">от модул </text:span><text:span text:style-name="T23">mymodule</text:span>:</text:p>
      <text:p text:style-name="P4"><text:span text:style-name="T1">from</text:span> mymodule <text:span text:style-name="T1">import</text:span> person1<text:line-break/><text:line-break/><text:span text:style-name="T1">print</text:span> (person1[<text:span text:style-name="T2">"age"</text:span>])</text:p>
      <text:p text:style-name="Text_20_body"><text:span text:style-name="T16">Забележка:</text:span><text:span text:style-name="T8"> Когато импортирате с помощта на ключовата дума </text:span><text:span text:style-name="T15">from</text:span><text:span text:style-name="T8">, не използвайте името на модула, когато препращате към елементи в модула.</text:span> <text:span text:style-name="T21">Пример</text:span>: <text:span text:style-name="Source_20_Text">person1["age"]</text:span>, <text:span text:style-name="Strong_20_Emphasis"><text:span text:style-name="T21">не</text:span></text:span> <text:span text:style-name="Source_20_Text"><text:span text:style-name="T4">mymodule.person1["age"]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4:38:36.113035008</meta:creation-date>
    <dc:date>2023-02-04T21:10:09.914559104</dc:date>
    <meta:editing-duration>PT9M5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50" meta:word-count="404" meta:character-count="2782" meta:non-whitespace-character-count="2412"/>
  </office:meta>
</office:document-meta>
</file>